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25-03-1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24-03-06 2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24-02-22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24-02-21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23-03-06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23-01-3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22-03-01 2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22-01-26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21-03-22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21-01-28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20-05-2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20-02-05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9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9-08-15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9-06-11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9-02-1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8-09-1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8-08-1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8-06-19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8-05-22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8-03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8-01-30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7-08-10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7-06-14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7-03-3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7-03-01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7-02-01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6-09-0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6-08-11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6-06-15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6-03-10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6-01-29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5-09-22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5-08-19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5-06-24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5-03-11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5-01-23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4-09-03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4-08-07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4-06-05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4-03-04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4-01-29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3-09-2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3-08-1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3-06-05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3-05-02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3-03-0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3-02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3-01-1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2-09-05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2-08-08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2-06-0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2-05-02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2-03-01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2-01-05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1-09-16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1-05-04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1-03-10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1-02-0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1-01-0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0-09-14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0-08-03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0-06-02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0-05-04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0-03-0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10-01-29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9-09-09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9-08-12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9-06-23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9-03-23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8-09-03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8-06-04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8-03-12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8-01-15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7-09-0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7-08-0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7-06-0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7-05-0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7-03-09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6-06-08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6-05-12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6-01-13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5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5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5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4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4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4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4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4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3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3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3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3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3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3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3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3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2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2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2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2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2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1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1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1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1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0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0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2000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199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1999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199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1999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1999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1999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1999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199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1998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1998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199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199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1998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1998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1998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1998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199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1997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199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1997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1997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199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1997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1996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1995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199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199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1990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1969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196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32105435001</text:p>
          </table:table-cell>
          <table:table-cell office:value-type="string" calcext:value-type="string">
            <text:p>NA03601112BAB</text:p>
          </table:table-cell>
          <table:table-cell office:value-type="string" calcext:value-type="string">
            <text:p>1968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38" meta:object-count="0"/>
    <meta:user-defined meta:name="AppVersion">3.0</meta:user-defined>
  </office:meta>
</office:document-meta>
</file>